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cccccc" draw:marker-start-width="0.5cm" draw:marker-end-width="0.5cm" draw:fill="solid" draw:fill-color="#9999ff" draw:opacity="80%" draw:fill-image-width="0cm" draw:fill-image-height="0cm" fo:min-height="2.533cm" fo:padding-top="0.175cm" fo:padding-bottom="0.175cm" fo:padding-left="0.3cm" fo:padding-right="0.3cm" draw:shadow-opacity="80%"/>
    </style:style>
    <style:style style:name="gr2" style:family="graphic" style:parent-style-name="standard">
      <style:graphic-properties draw:stroke="solid" svg:stroke-width="0.1cm" svg:stroke-color="#cccccc" draw:marker-start-width="0.5cm" draw:marker-end-width="0.5cm" draw:fill="solid" draw:fill-color="#ffd320" fo:min-height="1.102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cccccc" draw:marker-start-width="0.5cm" draw:marker-end-width="0.5cm" draw:fill="solid" draw:fill-color="#ffcc00" draw:textarea-horizontal-align="left" draw:auto-grow-height="true" draw:auto-grow-width="true" fo:min-height="0.869cm" fo:min-width="1.64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cccccc" draw:marker-start-width="0.5cm" draw:marker-end-width="0.5cm" draw:fill="solid" draw:fill-color="#ffcc00" draw:textarea-horizontal-align="left" draw:auto-grow-height="true" draw:auto-grow-width="true" fo:min-height="0.869cm" fo:min-width="3.583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cccccc" draw:marker-start-width="0.5cm" draw:marker-end-width="0.5cm" draw:fill="solid" draw:fill-color="#ffcccc" draw:opacity="80%" draw:fill-image-width="0cm" draw:fill-image-height="0cm" fo:min-height="1.267cm" fo:padding-top="0.175cm" fo:padding-bottom="0.175cm" fo:padding-left="0.3cm" fo:padding-right="0.3cm" draw:shadow-opacity="80%"/>
    </style:style>
    <style:style style:name="gr6" style:family="graphic" style:parent-style-name="objectwithoutfill">
      <style:graphic-properties svg:stroke-width="0.5cm" svg:stroke-color="#66ffff" draw:marker-start-width="1.7cm" draw:marker-end="Arrow" draw:marker-end-width="1.8cm" draw:fill="none" draw:textarea-vertical-align="middle" fo:padding-top="0.375cm" fo:padding-bottom="0.375cm" fo:padding-left="0.5cm" fo:padding-right="0.5cm"/>
    </style:style>
    <style:style style:name="gr7" style:family="graphic" style:parent-style-name="objectwithoutfill">
      <style:graphic-properties svg:stroke-width="0.5cm" svg:stroke-color="#66ffff" draw:marker-start-width="1.7cm" draw:marker-end="Small_20_Arrow" draw:marker-end-width="1.8cm" draw:fill="none" draw:textarea-vertical-align="middle" fo:padding-top="0.375cm" fo:padding-bottom="0.375cm" fo:padding-left="0.5cm" fo:padding-right="0.5cm"/>
    </style:style>
    <style:style style:name="P1" style:family="paragraph">
      <loext:graphic-properties draw:fill="solid" draw:fill-color="#9999ff" draw:opacity="80%" draw:fill-image-width="0cm" draw:fill-image-height="0cm"/>
      <style:text-properties fo:font-size="32pt" style:font-size-asian="18pt" style:font-size-complex="18pt"/>
    </style:style>
    <style:style style:name="P2" style:family="paragraph">
      <loext:graphic-properties draw:fill="solid" draw:fill-color="#ffd320"/>
      <style:text-properties fo:font-size="28pt" style:font-size-asian="18pt" style:font-size-complex="18pt"/>
    </style:style>
    <style:style style:name="P3" style:family="paragraph">
      <loext:graphic-properties draw:fill="solid" draw:fill-color="#ffcc00"/>
      <style:text-properties fo:font-size="22pt" style:font-size-asian="18pt" style:font-size-complex="18pt"/>
    </style:style>
    <style:style style:name="P4" style:family="paragraph">
      <loext:graphic-properties draw:fill="solid" draw:fill-color="#ffcccc" draw:opacity="80%" draw:fill-image-width="0cm" draw:fill-image-height="0cm"/>
      <style:text-properties fo:font-size="3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47cm" svg:height="2.883cm" svg:x="21.805cm" svg:y="5.982cm">
          <draw:text-box>
            <text:p><text:span text:style-name="T1">1, 2, 3, 4, 5</text:span></text:p>
          </draw:text-box>
        </draw:frame>
        <draw:frame draw:style-name="gr2" draw:text-style-name="P2" draw:layer="layout" svg:width="15.434cm" svg:height="1.452cm" svg:x="7.533cm" svg:y="1.99cm">
          <draw:text-box>
            <text:p><text:span text:style-name="T2">Initial list creation by Assignment</text:span></text:p>
          </draw:text-box>
        </draw:frame>
        <draw:frame draw:style-name="gr3" draw:text-style-name="P3" draw:layer="layout" svg:width="2.24cm" svg:height="1.219cm" svg:x="23.033cm" svg:y="3.957cm">
          <draw:text-box>
            <text:p><text:span text:style-name="T3">Data</text:span></text:p>
          </draw:text-box>
        </draw:frame>
        <draw:frame draw:style-name="gr4" draw:text-style-name="P3" draw:layer="layout" svg:width="4.183cm" svg:height="1.219cm" svg:x="4.022cm" svg:y="3.962cm">
          <draw:text-box>
            <text:p><text:span text:style-name="T3">Reference</text:span></text:p>
          </draw:text-box>
        </draw:frame>
        <draw:frame draw:style-name="gr5" draw:text-style-name="P4" draw:layer="layout" svg:width="12.351cm" svg:height="1.617cm" svg:x="1.673cm" svg:y="5.945cm">
          <draw:text-box>
            <text:p><text:span text:style-name="T1">List00</text:span></text:p>
          </draw:text-box>
        </draw:frame>
        <draw:line draw:style-name="gr6" draw:text-style-name="P5" draw:layer="layout" svg:x1="14.044cm" svg:y1="6.717cm" svg:x2="21.818cm" svg:y2="6.676cm">
          <text:p/>
        </draw:line>
      </draw:page>
      <draw:page draw:name="page2" draw:style-name="dp1" draw:master-page-name="Default">
        <draw:line draw:style-name="gr7" draw:text-style-name="P5" draw:layer="layout" svg:x1="14.154cm" svg:y1="6.671cm" svg:x2="21.974cm" svg:y2="6.715cm">
          <text:p/>
        </draw:line>
        <draw:line draw:style-name="gr7" draw:text-style-name="P5" draw:layer="layout" svg:x1="14.029cm" svg:y1="10.678cm" svg:x2="21.937cm" svg:y2="6.762cm">
          <text:p/>
        </draw:line>
        <draw:frame draw:style-name="gr5" draw:text-style-name="P4" draw:layer="layout" svg:width="12.351cm" svg:height="1.617cm" svg:x="1.748cm" svg:y="10.013cm">
          <draw:text-box>
            <text:p><text:span text:style-name="T1">List00_Assigned_Copy</text:span></text:p>
          </draw:text-box>
        </draw:frame>
        <draw:frame draw:style-name="gr1" draw:text-style-name="P1" draw:layer="layout" svg:width="6.247cm" svg:height="2.883cm" svg:x="21.805cm" svg:y="5.982cm">
          <draw:text-box>
            <text:p><text:span text:style-name="T1">1, 2, 3, 4, 5</text:span></text:p>
          </draw:text-box>
        </draw:frame>
        <draw:frame draw:style-name="gr2" draw:text-style-name="P2" draw:layer="layout" svg:width="15.434cm" svg:height="1.452cm" svg:x="7.533cm" svg:y="1.99cm">
          <draw:text-box>
            <text:p><text:span text:style-name="T2"><text:s text:c="9"/></text:span><text:span text:style-name="T2">list copy by Assignment</text:span></text:p>
          </draw:text-box>
        </draw:frame>
        <draw:frame draw:style-name="gr3" draw:text-style-name="P3" draw:layer="layout" svg:width="2.24cm" svg:height="1.219cm" svg:x="23.033cm" svg:y="3.957cm">
          <draw:text-box>
            <text:p><text:span text:style-name="T3">Data</text:span></text:p>
          </draw:text-box>
        </draw:frame>
        <draw:frame draw:style-name="gr4" draw:text-style-name="P3" draw:layer="layout" svg:width="4.183cm" svg:height="1.219cm" svg:x="4.022cm" svg:y="3.962cm">
          <draw:text-box>
            <text:p><text:span text:style-name="T3">Reference</text:span></text:p>
          </draw:text-box>
        </draw:frame>
        <draw:frame draw:style-name="gr5" draw:text-style-name="P4" draw:layer="layout" svg:width="12.351cm" svg:height="1.617cm" svg:x="1.673cm" svg:y="5.945cm">
          <draw:text-box>
            <text:p><text:span text:style-name="T1">List00</text:span></text:p>
          </draw:text-box>
        </draw:frame>
      </draw:page>
      <draw:page draw:name="page3" draw:style-name="dp1" draw:master-page-name="Default">
        <draw:line draw:style-name="gr7" draw:text-style-name="P5" draw:layer="layout" svg:x1="14.154cm" svg:y1="6.671cm" svg:x2="21.974cm" svg:y2="6.715cm">
          <text:p/>
        </draw:line>
        <draw:line draw:style-name="gr7" draw:text-style-name="P5" draw:layer="layout" svg:x1="14.029cm" svg:y1="10.678cm" svg:x2="21.937cm" svg:y2="6.762cm">
          <text:p/>
        </draw:line>
        <draw:frame draw:style-name="gr5" draw:text-style-name="P4" draw:layer="layout" svg:width="12.351cm" svg:height="1.617cm" svg:x="1.748cm" svg:y="10.013cm">
          <draw:text-box>
            <text:p><text:span text:style-name="T1">List00_Assigned_Copy</text:span></text:p>
          </draw:text-box>
        </draw:frame>
        <draw:frame draw:style-name="gr1" draw:text-style-name="P1" draw:layer="layout" svg:width="6.247cm" svg:height="2.883cm" svg:x="21.805cm" svg:y="5.982cm">
          <draw:text-box>
            <text:p><text:span text:style-name="T1">1, 2, 3, 4, 5</text:span></text:p>
          </draw:text-box>
        </draw:frame>
        <draw:frame draw:style-name="gr2" draw:text-style-name="P2" draw:layer="layout" svg:width="15.434cm" svg:height="1.452cm" svg:x="7.533cm" svg:y="1.99cm">
          <draw:text-box>
            <text:p><text:span text:style-name="T2"><text:s text:c="12"/></text:span><text:span text:style-name="T2">list copy by method</text:span></text:p>
          </draw:text-box>
        </draw:frame>
        <draw:frame draw:style-name="gr3" draw:text-style-name="P3" draw:layer="layout" svg:width="2.24cm" svg:height="1.219cm" svg:x="23.033cm" svg:y="3.957cm">
          <draw:text-box>
            <text:p><text:span text:style-name="T3">Data</text:span></text:p>
          </draw:text-box>
        </draw:frame>
        <draw:frame draw:style-name="gr4" draw:text-style-name="P3" draw:layer="layout" svg:width="4.183cm" svg:height="1.219cm" svg:x="4.022cm" svg:y="3.962cm">
          <draw:text-box>
            <text:p><text:span text:style-name="T3">Reference</text:span></text:p>
          </draw:text-box>
        </draw:frame>
        <draw:frame draw:style-name="gr5" draw:text-style-name="P4" draw:layer="layout" svg:width="12.351cm" svg:height="1.617cm" svg:x="1.673cm" svg:y="5.945cm">
          <draw:text-box>
            <text:p><text:span text:style-name="T1">List00</text:span></text:p>
          </draw:text-box>
        </draw:frame>
        <draw:frame draw:style-name="gr5" draw:text-style-name="P4" draw:layer="layout" svg:width="12.351cm" svg:height="1.617cm" svg:x="1.749cm" svg:y="14.013cm">
          <draw:text-box>
            <text:p><text:span text:style-name="T1">List00_method_Copy</text:span></text:p>
          </draw:text-box>
        </draw:frame>
        <draw:line draw:style-name="gr7" draw:text-style-name="P5" draw:layer="layout" svg:x1="14.029cm" svg:y1="14.667cm" svg:x2="21.849cm" svg:y2="14.711cm">
          <text:p/>
        </draw:line>
        <draw:frame draw:style-name="gr1" draw:text-style-name="P1" draw:layer="layout" svg:width="6.247cm" svg:height="2.883cm" svg:x="21.806cm" svg:y="13.982cm">
          <draw:text-box>
            <text:p><text:span text:style-name="T1">1, 2, 3, 4,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02:27:07.654422994</meta:creation-date>
    <dc:date>2018-09-04T04:28:01.827884040</dc:date>
    <meta:editing-duration>PT3M22S</meta:editing-duration>
    <meta:editing-cycles>3</meta:editing-cycles>
    <meta:generator>LibreOffice/5.1.6.2$Linux_X86_64 LibreOffice_project/10m0$Build-2</meta:generator>
    <meta:document-statistic meta:object-count="25"/>
  </office:meta>
</office:document-meta>
</file>